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b770"/>
    </style:style>
    <style:style style:name="P2" style:family="paragraph" style:parent-style-name="Preformatted_20_Text" style:list-style-name="L1">
      <style:text-properties officeooo:paragraph-rsid="000bb770"/>
    </style:style>
    <style:style style:name="P3" style:family="paragraph" style:parent-style-name="Preformatted_20_Text">
      <style:text-properties officeooo:paragraph-rsid="000d3216"/>
    </style:style>
    <style:style style:name="P4" style:family="paragraph" style:parent-style-name="Preformatted_20_Text">
      <style:text-properties officeooo:paragraph-rsid="000e5e36"/>
    </style:style>
    <style:style style:name="P5" style:family="paragraph" style:parent-style-name="Preformatted_20_Text">
      <style:text-properties officeooo:paragraph-rsid="000f1191"/>
    </style:style>
    <style:style style:name="P6" style:family="paragraph" style:parent-style-name="Preformatted_20_Text">
      <style:text-properties officeooo:paragraph-rsid="0010dbb4"/>
    </style:style>
    <style:style style:name="P7" style:family="paragraph" style:parent-style-name="Preformatted_20_Text">
      <style:text-properties officeooo:paragraph-rsid="00123932"/>
    </style:style>
    <style:style style:name="P8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23932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2pt" fo:font-weight="bold" officeooo:paragraph-rsid="00123932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fo:font-weight="bold" officeooo:paragraph-rsid="000bb770" style:font-size-asian="12pt" style:font-weight-asian="bold" style:font-size-complex="12pt" style:font-weight-complex="bold"/>
    </style:style>
    <style:style style:name="P11" style:family="paragraph" style:parent-style-name="Preformatted_20_Text" style:list-style-name="L1">
      <style:text-properties fo:font-size="12pt" style:text-underline-style="solid" style:text-underline-width="auto" style:text-underline-color="font-color" fo:font-weight="bold" officeooo:paragraph-rsid="000bb770" style:font-size-asian="12pt" style:font-weight-asian="bold" style:font-size-complex="12pt" style:font-weight-complex="bold"/>
    </style:style>
    <style:style style:name="P12" style:family="paragraph" style:parent-style-name="Preformatted_20_Text" style:list-style-name="L2">
      <style:text-properties fo:font-size="11pt" style:text-underline-style="solid" style:text-underline-width="auto" style:text-underline-color="font-color" fo:font-weight="bold" officeooo:paragraph-rsid="000d3216" style:font-size-asian="11pt" style:font-weight-asian="bold" style:font-size-complex="11pt" style:font-weight-complex="bold"/>
    </style:style>
    <style:style style:name="T1" style:family="text">
      <style:text-properties officeooo:rsid="000bb770"/>
    </style:style>
    <style:style style:name="T2" style:family="text">
      <style:text-properties officeooo:rsid="000d3216"/>
    </style:style>
    <style:style style:name="T3" style:family="text">
      <style:text-properties officeooo:rsid="000e5e36"/>
    </style:style>
    <style:style style:name="T4" style:family="text">
      <style:text-properties style:text-position="super 58%" officeooo:rsid="000e5e36"/>
    </style:style>
    <style:style style:name="T5" style:family="text">
      <style:text-properties style:text-position="super 58%" officeooo:rsid="0010dbb4"/>
    </style:style>
    <style:style style:name="T6" style:family="text">
      <style:text-properties officeooo:rsid="000f1191"/>
    </style:style>
    <style:style style:name="T7" style:family="text">
      <style:text-properties officeooo:rsid="0010dbb4"/>
    </style:style>
    <style:style style:name="T8" style:family="text">
      <style:text-properties officeooo:rsid="00123932"/>
    </style:style>
    <style:style style:name="T9" style:family="text">
      <style:text-properties fo:font-size="12pt" officeooo:rsid="000bb770" style:font-size-asian="12pt" style:font-size-complex="12pt"/>
    </style:style>
    <style:style style:name="T10" style:family="text">
      <style:text-properties fo:font-size="12pt" fo:font-weight="bold" officeooo:rsid="000bb770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officeooo:rsid="000bb770" style:font-size-asian="12pt" style:font-weight-asian="bold" style:font-size-complex="12pt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</text:span></text:p>
      <text:p text:style-name="P8"><text:span text:style-name="T8">Fire Escape plan from building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1">Author :- Ashwini Kumar</text:span></text:p>
      <text:p text:style-name="P9"><text:span text:style-name="T1">College:- SICSR</text:span></text:p>
      <text:p text:style-name="P10"><text:span text:style-name="T1">Qualification:- Msc(ca)</text:span></text:p>
      <text:p text:style-name="P1"><text:span text:style-name="T1"/></text:p>
      <text:p text:style-name="P1"><text:span text:style-name="T1"/></text:p>
      <text:list xml:id="list423936313" text:style-name="L1">
        <text:list-item>
          <text:p text:style-name="P2"><text:span text:style-name="T11">Scenerio :-</text:span><text:span text:style-name="T1"> You are stuck on the 23rd floor of a 37 floored building that has just caught fire. Devise a strategy to escape the building. Assume whatever you want. Consider all possibilities.</text:span></text:p>
        </text:list-item>
      </text:list>
      <text:p text:style-name="P1"><text:span text:style-name="T1"/></text:p>
      <text:list xml:id="list793105388" text:continue-numbering="true" text:style-name="L1">
        <text:list-item>
          <text:p text:style-name="P11"><text:span text:style-name="T1">Statergy:- </text:span></text:p>
          <text:p text:style-name="P2"><text:span text:style-name="T2"/></text:p>
        </text:list-item>
      </text:list>
      <text:list xml:id="list1056751717" text:style-name="L2">
        <text:list-item>
          <text:p text:style-name="P12"><text:span text:style-name="T8">B</text:span><text:span text:style-name="T2">uilding is fireproofing</text:span></text:p>
        </text:list-item>
      </text:list>
      <text:p text:style-name="P3"><text:span text:style-name="T2"/></text:p>
      <text:p text:style-name="P5"><text:span text:style-name="T2">1. </text:span><text:span text:style-name="T6">I will pull the fire alarm and call the Fire Department <text:s/>with my building number and description of the conditions in building. Firefighters will be directed to my location. </text:span></text:p>
      <text:p text:style-name="P5"><text:span text:style-name="T6"/></text:p>
      <text:p text:style-name="P5"><text:span text:style-name="T6">2. I will use the emergency exit and excape the building. </text:span></text:p>
      <text:p text:style-name="P5"><text:span text:style-name="T6"/></text:p>
      <text:p text:style-name="P5"><text:span text:style-name="T6">3. If emergency exit are not working or their is only one emergency exit in which everyone is running and stamping got <text:s text:c="3"/>start. <text:s/></text:span><text:span text:style-name="T3">I will stay on 23</text:span><text:span text:style-name="T4">rd</text:span><text:span text:style-name="T3"> floor or go on 24</text:span><text:span text:style-name="T4">th</text:span><text:span text:style-name="T3"> floor </text:span><text:span text:style-name="T6">becuase if i go down i have to cross 23 floor and if i go upwards i have <text:s/>to cross 14 flo</text:span><text:span text:style-name="T7">or</text:span><text:span text:style-name="T6">. I can go on roof and find some escape help but becuase the building is of good height I will probalby not recieve any help or i can get faint beccause of smoke coming upward side.</text:span></text:p>
      <text:p text:style-name="P5"/>
      <text:p text:style-name="P5"><text:span text:style-name="T7">4. I will </text:span><text:span text:style-name="T3">find room </text:span><text:span text:style-name="T7">on 24</text:span><text:span text:style-name="T5">th</text:span><text:span text:style-name="T7"> floor </text:span><text:span text:style-name="T3">where i can be safe . I will stay inside rather then entering smoke-filled hallways .</text:span><text:span text:style-name="T6">I will help other</text:span><text:span text:style-name="T7">s </text:span><text:span text:style-name="T6"><text:s/>who got stucked with me and take them with me . </text:span></text:p>
      <text:p text:style-name="P3"><text:span text:style-name="T6"/></text:p>
      <text:p text:style-name="P6"><text:span text:style-name="T7">5.</text:span><text:span text:style-name="T3"> I </text:span><text:span text:style-name="T7">will </text:span><text:span text:style-name="T6">take help form others </text:span><text:span text:style-name="T7">and assign them some task.</text:span></text:p>
      <text:p text:style-name="P6"><text:span text:style-name="T7"/></text:p>
      <text:p text:style-name="P6"><text:span text:style-name="T7">6.</text:span><text:span text:style-name="T6"> </text:span><text:span text:style-name="T7">I will </text:span><text:span text:style-name="T3">close the door </text:span><text:span text:style-name="T6">or</text:span><text:span text:style-name="T3"> seal the door with wet sheet or wet cloths or duct tape and seal ventilators , any other openings where smoke may enter.</text:span></text:p>
      <text:p text:style-name="P4"><text:span text:style-name="T3"/></text:p>
      <text:p text:style-name="P5"><text:span text:style-name="T8">7</text:span><text:span text:style-name="T3">. If there is Air conditioner <text:s/>will turn of that.</text:span></text:p>
      <text:p text:style-name="P5"><text:span text:style-name="T3"><text:s/></text:span></text:p>
      <text:p text:style-name="P5"><text:span text:style-name="T8">8</text:span><text:span text:style-name="T3">. Unless flames or smoke are coming from below I will open  windows a few inches at the top or bottom. Don't break <text:s text:c="3"/>windows becuase <text:s/>they may need to be closed later.</text:span></text:p>
      <text:p text:style-name="P5"><text:span text:style-name="T3"/></text:p>
      <text:p text:style-name="P5"><text:span text:style-name="T6">5. I will call firefighter and tell them my floor number and number of people stucked.</text:span></text:p>
      <text:p text:style-name="P5"><text:span text:style-name="T6"/></text:p>
      <text:p text:style-name="P7"><text:span text:style-name="T6">6. </text:span><text:span text:style-name="T8">Firefighter</text:span><text:span text:style-name="T6"> will start evacuation plan </text:span><text:span text:style-name="T8">and</text:span><text:span text:style-name="T6"> <text:s/>reach to us .</text:span></text:p>
      <text:p text:style-name="P7"><text:span text:style-name="T6"/></text:p>
      <text:p text:style-name="P7"><text:span text:style-name="T8">7. By this I</text:span><text:span text:style-name="T6"> with other people get excape form building </text:span><text:span text:style-name="T8">safely. </text:span></text:p>
      <text:p text:style-name="P5"><text:span text:style-name="T6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en" style:country-asian="IN" style:font-size-complex="12pt" style:language-complex="e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en" style:country-asian="IN" style:font-name-complex="DejaVu Sans" style:font-size-complex="12pt" style:language-complex="e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4T14:55:10</dc:date>
    <dc:creator>beautiful-mind </dc:creator>
    <meta:generator>OpenOffice.org/3.2$Linux OpenOffice.org_project/320m19$Build-9505</meta:generator>
    <meta:editing-duration>PT00H46M39S</meta:editing-duration>
    <meta:editing-cycles>3</meta:editing-cycles>
    <meta:document-statistic meta:table-count="0" meta:image-count="0" meta:object-count="0" meta:page-count="1" meta:paragraph-count="20" meta:word-count="347" meta:character-count="1836"/>
  </office:meta>
</office:document-meta>
</file>